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paragraph-rsid="0023d39c"/>
    </style:style>
    <style:style style:name="P4" style:family="paragraph" style:parent-style-name="Standard">
      <style:text-properties officeooo:paragraph-rsid="0030c583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style:text-properties officeooo:paragraph-rsid="0030c583"/>
    </style:style>
    <style:style style:name="P7" style:family="paragraph" style:parent-style-name="Standard">
      <style:text-properties officeooo:paragraph-rsid="00313c06"/>
    </style:style>
    <style:style style:name="P8" style:family="paragraph" style:parent-style-name="Standard">
      <style:text-properties officeooo:paragraph-rsid="0030c583" fo:background-color="#ffff00"/>
    </style:style>
    <style:style style:name="T1" style:family="text">
      <style:text-properties officeooo:rsid="0023d39c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3d39c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aa3e" style:font-weight-asian="bold" style:font-weight-complex="bold"/>
    </style:style>
    <style:style style:name="T7" style:family="text">
      <style:text-properties officeooo:rsid="00313c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I</text:span><text:span text:style-name="T5">nstrucciones</text:span>: </text:p>
      <text:p text:style-name="P3">Marque con <text:span text:style-name="T1">el </text:span><text:span text:style-name="T3">color amarillo</text:span><text:span text:style-name="T2"> </text:span>la opción que considere correcta. Solo una respuesta es correcta por pregunta. <text:span text:style-name="T1">Integra la fuente (URL de dónde averiguaste la respuesta) de la respuesta para que tus compañeros puedan cotejar </text:span></text:p>
      <text:p text:style-name="P4">¿Cuál es la función principal de una fuente de alimentación ATX en un sistema de computadora?</text:p>
      <text:p text:style-name="P4">a) Gestionar la comunicación entre la CPU y los periféricos.</text:p>
      <text:p text:style-name="P4">b) <text:span text:style-name="T4">Suministrar energía eléctrica estable a todos los componentes del sistema.</text:span></text:p>
      <text:p text:style-name="P4">c) Controlar las operaciones de entrada/salida (I/O).</text:p>
      <text:p text:style-name="P4">d) Proporcionar refrigeración activa a la CPU.</text:p>
      <text:p text:style-name="P7"><text:span text:style-name="T7">Fuente: </text:span><text:a xlink:type="simple" xlink:href="https://ibertronica.es/blog/actualidad/fuentes-atx-alimentacion/#:~:text=Las%20fuentes%20ATX%20son%20un,electrónicos%20y%20eléctricos%20del%20ordenador." text:style-name="Internet_20_link" text:visited-style-name="Visited_20_Internet_20_Link"><text:span text:style-name="T7">ibertronica</text:span></text:a></text:p>
      <text:p text:style-name="P4"/>
      <text:p text:style-name="P4">¿Cuántos voltajes principales suministra una fuente de alimentación ATX estándar?</text:p>
      <text:p text:style-name="P4">a) 1.</text:p>
      <text:p text:style-name="P4">b) 3.</text:p>
      <text:p text:style-name="P8">c) 5.</text:p>
      <text:p text:style-name="P4">d) 7.</text:p>
      <text:p text:style-name="P7"><text:span text:style-name="T7">Fuente: </text:span><text:a xlink:type="simple" xlink:href="https://www.geeknetic.es/Guia/2251/Conectores-ATX-de-Fuentes-de-Alimentacion-Todos-los-tipos-y-versiones.html#:~:text=ATX12VO,conversión%20a%20los%20voltajes%20restantes." text:style-name="Internet_20_link" text:visited-style-name="Visited_20_Internet_20_Link"><text:span text:style-name="T7">geeknetic</text:span></text:a></text:p>
      <text:p text:style-name="P4"/>
      <text:p text:style-name="P4">¿Cuál es la utilidad de los cables modulares en una fuente de alimentación ATX?</text:p>
      <text:p text:style-name="P4">a) Proporcionar refrigeración adicional al sistema.</text:p>
      <text:p text:style-name="P4">b) <text:span text:style-name="T4">Facilitar la gestión del cableado y permitir una apariencia más limpia.</text:span></text:p>
      <text:p text:style-name="P4">c) Mejorar la eficiencia de la fuente de alimentación.</text:p>
      <text:p text:style-name="P4">d) Conectar periféricos externos al sistema.</text:p>
      <text:p text:style-name="P7"><text:span text:style-name="T7">Fuente: </text:span><text:a xlink:type="simple" xlink:href="https://www.profesionalreview.com/2018/04/16/que-es-una-fuente-modular-importancia/" text:style-name="Internet_20_link" text:visited-style-name="Visited_20_Internet_20_Link"><text:span text:style-name="T7">Profesional Review</text:span></text:a></text:p>
      <text:p text:style-name="P4"/>
      <text:p text:style-name="P4">¿Cuál de las siguientes afirmaciones es verdadera sobre la eficiencia energética de una fuente de alimentación certificada?</text:p>
      <text:p text:style-name="P4">a) Cuanto mayor sea la eficiencia, más energía se pierde en forma de calor.</text:p>
      <text:p text:style-name="P4">b) La certificación de eficiencia no afecta la cantidad de energía que la fuente de alimentación puede suministrar.</text:p>
      <text:p text:style-name="P4">c)<text:span text:style-name="T4"> Una fuente de alimentación con mayor eficiencia convierte más eficazmente la energía de la red eléctrica en energía utilizable.</text:span></text:p>
      <text:p text:style-name="P4">d) Las fuentes de alimentación no pueden ser certificadas en eficiencia.</text:p>
      <text:p text:style-name="P7"><text:span text:style-name="T7">Fuente: </text:span><text:a xlink:type="simple" xlink:href="https://ibertronica.es/blog/actualidad/guia-rapida-de-eficiencia-energetica-fuentes-de-alimentacion-para-tu-pc/#:~:text=La%20eficiencia%20energética%20es%20la,se%20pierde%20en%20la%20conversión." text:style-name="Internet_20_link" text:visited-style-name="Visited_20_Internet_20_Link"><text:span text:style-name="T7">Ibertrónica</text:span></text:a></text:p>
      <text:p text:style-name="P4"/>
      <text:p text:style-name="P4">¿Cuál es el voltaje estándar suministrado por el riel de +12V en una fuente de alimentación ATX?</text:p>
      <text:p text:style-name="P4">a) 3V.</text:p>
      <text:p text:style-name="P4">b) 5V.</text:p>
      <text:p text:style-name="P4">c) 9V.</text:p>
      <text:p text:style-name="P4">d) <text:span text:style-name="T4">12V.</text:span></text:p>
      <text:p text:style-name="P4">Fuente: <text:a xlink:type="simple" xlink:href="https://hardzone.es/2017/01/15/fuente-solo-rail-varios-railes-mejor/" text:style-name="Internet_20_link" text:visited-style-name="Visited_20_Internet_20_Link"><text:span text:style-name="T7">hardzone</text:span></text:a></text:p>
      <text:p text:style-name="P4"/>
      <text:p text:style-name="P4">¿Cuál es la función del conector de alimentación de la CPU en una fuente de alimentación ATX?</text:p>
      <text:p text:style-name="P4">a) Suministrar energía a la tarjeta madre.</text:p>
      <text:p text:style-name="P4">b) Proporcionar energía a la tarjeta de video.</text:p>
      <text:p text:style-name="P4">c) <text:span text:style-name="T4">Alimentar directamente la CPU.</text:span></text:p>
      <text:p text:style-name="P4">d) Gestionar la conexión a dispositivos de almacenamiento.</text:p>
      <text:p text:style-name="P4"><text:soft-page-break/>Fuente: <text:a xlink:type="simple" xlink:href="https://hardzone.es/tutoriales/componentes/conectores-fuente-alimentacion/" text:style-name="Internet_20_link" text:visited-style-name="Visited_20_Internet_20_Link"><text:span text:style-name="T7">Hardzone</text:span></text:a></text:p>
      <text:p text:style-name="P4"/>
      <text:p text:style-name="P4">¿Cuántos pines tiene típicamente el conector principal de alimentación de la tarjeta madre en una fuente de alimentación ATX?</text:p>
      <text:p text:style-name="P4">a) 16.</text:p>
      <text:p text:style-name="P4">b) 20.</text:p>
      <text:p text:style-name="P4">c) <text:span text:style-name="T4">24.</text:span></text:p>
      <text:p text:style-name="P4">d) 30.</text:p>
      <text:p text:style-name="P4">Fuente: <text:a xlink:type="simple" xlink:href="https://hardzone.es/tutoriales/componentes/conectores-fuente-alimentacion/" text:style-name="Internet_20_link" text:visited-style-name="Visited_20_Internet_20_Link"><text:span text:style-name="T7">Hardzone</text:span></text:a></text:p>
      <text:p text:style-name="P4"/>
      <text:p text:style-name="P4">¿Cuál de los siguientes colores es comúnmente asociado con el riel de +5V en los cables de una fuente de alimentación ATX?</text:p>
      <text:p text:style-name="P4">a) <text:span text:style-name="T4">Rojo</text:span>.</text:p>
      <text:p text:style-name="P4">b) Amarillo.</text:p>
      <text:p text:style-name="P4">c) Azul.</text:p>
      <text:p text:style-name="P4">d) Verde.</text:p>
      <text:p text:style-name="P4">Fuente: <text:a xlink:type="simple" xlink:href="https://www.profesionalreview.com/2021/03/21/sleeving-tipos-de-cable-psu/" text:style-name="Internet_20_link" text:visited-style-name="Visited_20_Internet_20_Link"><text:span text:style-name="T7">Profesional Review</text:span></text:a></text:p>
      <text:p text:style-name="P4"/>
      <text:p text:style-name="P4">¿Cuál es el propósito de los conectores SATA en una fuente de alimentación ATX?</text:p>
      <text:p text:style-name="P4">a) Alimentar la CPU.</text:p>
      <text:p text:style-name="P4">b) <text:span text:style-name="T4">Conectar dispositivos de almacenamiento como discos duros y unidades SSD.</text:span></text:p>
      <text:p text:style-name="P4">c) Suministrar energía a la tarjeta madre.</text:p>
      <text:p text:style-name="P4">d) Proporcionar voltaje a la tarjeta de video.</text:p>
      <text:p text:style-name="P4">Fuente: <text:a xlink:type="simple" xlink:href="https://hardzone.es/tutoriales/componentes/conectores-fuente-alimentacion/" text:style-name="Internet_20_link" text:visited-style-name="Visited_20_Internet_20_Link"><text:span text:style-name="T7">Hardzone</text:span></text:a></text:p>
      <text:p text:style-name="P4"/>
      <text:p text:style-name="P4">¿Cuál es la función del ventilador en una fuente de alimentación ATX?</text:p>
      <text:p text:style-name="P4">a) Enfriar la CPU.</text:p>
      <text:p text:style-name="P4">b) Regular la temperatura del sistema.</text:p>
      <text:p text:style-name="P4">c) Evitar cortocircuitos en la tarjeta madre.</text:p>
      <text:p text:style-name="P4">d) <text:span text:style-name="T4">Mantener la fuente de alimentación a una temperatura segura.</text:span></text:p>
      <text:p text:style-name="P4">Fuente: <text:a xlink:type="simple" xlink:href="https://www.monografias.com/docs/Partes-Y-Funciones-De-La-Fuente-De-P3KUNZVFJ8G2Y#:~:text=1)%20Ventilador%3A%20Expulsa%20el%20aire,la%20fuente%20de%20forma%20mecánica." text:style-name="Internet_20_link" text:visited-style-name="Visited_20_Internet_20_Link"><text:span text:style-name="T7">Monografias</text:span></text:a></text:p>
      <text:p text:style-name="P4"/>
      <text:p text:style-name="P4">¿Cuál de las siguientes opciones describe mejor un disco duro?</text:p>
      <text:p text:style-name="P4">a) Utiliza memoria flash para almacenar datos de forma permanente.</text:p>
      <text:p text:style-name="P4">b) <text:span text:style-name="T4">Emplea discos magnéticos giratorios para el almacenamiento de datos.</text:span></text:p>
      <text:p text:style-name="P4">c) Es una unidad de almacenamiento volátil utilizada principalmente para la memoria RAM.</text:p>
      <text:p text:style-name="P4">d) Almacena datos de manera óptica mediante láser.</text:p>
      <text:p text:style-name="P4">Fuente: <text:a xlink:type="simple" xlink:href="https://www.xataka.com/basics/hdd-vs-ssd" text:style-name="Internet_20_link" text:visited-style-name="Visited_20_Internet_20_Link"><text:span text:style-name="T7">Xataka</text:span></text:a></text:p>
      <text:p text:style-name="P4"/>
      <text:p text:style-name="P4">¿Cuál es la función principal de una cadena SCSI (Small Computer System Interface)?</text:p>
      <text:p text:style-name="P4">a) Conectar dispositivos de almacenamiento a través de cables ópticos.</text:p>
      <text:p text:style-name="P4">b) Proporcionar energía a los discos duros.</text:p>
      <text:p text:style-name="P4">c) <text:span text:style-name="T4">Facilitar la conexión de dispositivos de almacenamiento a la tarjeta madre.</text:span></text:p>
      <text:p text:style-name="P4">d) Permitir la comunicación entre dispositivos de almacenamiento y la CPU.</text:p>
      <text:p text:style-name="P4">Fuente: <text:a xlink:type="simple" xlink:href="https://es.wikipedia.org/wiki/Small_Computer_System_Interface#:~:text=Una%20interfaz%20de%20sistemas%20informáticos,del%20bus%20de%20la%20computadora." text:style-name="Internet_20_link" text:visited-style-name="Visited_20_Internet_20_Link"><text:span text:style-name="T7">Wikipedia</text:span></text:a></text:p>
      <text:p text:style-name="P4"/>
      <text:p text:style-name="P4"><text:soft-page-break/>¿Cuántos dispositivos IDE se pueden conectar típicamente a un controlador IDE en una cadena única?</text:p>
      <text:p text:style-name="P4">a) 1.</text:p>
      <text:p text:style-name="P4">b) <text:span text:style-name="T4">2.</text:span></text:p>
      <text:p text:style-name="P4">c) 4.</text:p>
      <text:p text:style-name="P4">d) 8.</text:p>
      <text:p text:style-name="P4">Fuente: <text:a xlink:type="simple" xlink:href="https://es.wikipedia.org/wiki/Integrated_Drive_Electronics" text:style-name="Internet_20_link" text:visited-style-name="Visited_20_Internet_20_Link"><text:span text:style-name="T7">Wikipedia</text:span></text:a></text:p>
      <text:p text:style-name="P4"/>
      <text:p text:style-name="P4">¿Cuál de las siguientes opciones describe mejor la interfaz SATA (Serial ATA)?</text:p>
      <text:p text:style-name="P4">a) Utiliza un conector de 40 pines para la conexión de dispositivos de almacenamiento.</text:p>
      <text:p text:style-name="P4">b) Transmite datos en forma de paquetes a través de cables paralelos.</text:p>
      <text:p text:style-name="P4">c) <text:span text:style-name="T4">Utiliza un conector de 7 pines para la conexión de dispositivos de almacenamiento.</text:span></text:p>
      <text:p text:style-name="P4">d) Es una interfaz obsoleta reemplazada por USB.</text:p>
      <text:p text:style-name="P4">Fuente: <text:a xlink:type="simple" xlink:href="https://es.wikipedia.org/wiki/Serial_ATA" text:style-name="Internet_20_link" text:visited-style-name="Visited_20_Internet_20_Link"><text:span text:style-name="T7">Wikipedia</text:span></text:a></text:p>
      <text:p text:style-name="P4"/>
      <text:p text:style-name="P4">¿Qué significa la sigla "SSD" en el contexto de almacenamiento de datos?</text:p>
      <text:p text:style-name="P4">a) <text:span text:style-name="T4">Solid-State Drive.</text:span></text:p>
      <text:p text:style-name="P4">b) Serial Storage Device.</text:p>
      <text:p text:style-name="P4">c) Sequential System Disk.</text:p>
      <text:p text:style-name="P4">d) Storage and System Drive.</text:p>
      <text:p text:style-name="P4">Fuente: <text:a xlink:type="simple" xlink:href="https://es.wikipedia.org/wiki/Unidad_de_estado_sólido" text:style-name="Internet_20_link" text:visited-style-name="Visited_20_Internet_20_Link"><text:span text:style-name="T7">Wikipedia</text:span></text:a></text:p>
      <text:p text:style-name="P4"/>
      <text:p text:style-name="P4">¿Cuál de las siguientes opciones describe mejor un disco SSD (Solid-State Drive)?</text:p>
      <text:p text:style-name="P4">a) Utiliza discos magnéticos giratorios para el almacenamiento de datos.</text:p>
      <text:p text:style-name="P4">b) Almacena datos de manera óptica mediante láser.</text:p>
      <text:p text:style-name="P4">c) <text:span text:style-name="T4">Utiliza memoria flash para el almacenamiento de datos de forma permanente.</text:span></text:p>
      <text:p text:style-name="P4">d) Es una unidad de almacenamiento volátil utilizada principalmente para la memoria RAM.</text:p>
      <text:p text:style-name="P4">Fuente: <text:a xlink:type="simple" xlink:href="https://es.wikipedia.org/wiki/Unidad_de_estado_sólido" text:style-name="Internet_20_link" text:visited-style-name="Visited_20_Internet_20_Link"><text:span text:style-name="T7">Wikipedia</text:span></text:a></text:p>
      <text:p text:style-name="P4"/>
      <text:p text:style-name="P4">¿Cuál es una ventaja comúnmente asociada con los discos SSD en comparación con los discos duros tradicionales?</text:p>
      <text:p text:style-name="P4">a) Mayor capacidad de almacenamiento.</text:p>
      <text:p text:style-name="P4">b) Menor velocidad de lectura/escritura.</text:p>
      <text:p text:style-name="P4">c) <text:span text:style-name="T4">Mayor durabilidad y resistencia a impactos.</text:span></text:p>
      <text:p text:style-name="P4">d) Menor costo por gigabyte.</text:p>
      <text:p text:style-name="P4">Fuente: </text:p>
      <text:p text:style-name="P4"/>
      <text:p text:style-name="P4">¿Qué tipo de conector utiliza una unidad de disco M.2 para conectarse a la tarjeta madre?</text:p>
      <text:p text:style-name="P4">a) SATA.</text:p>
      <text:p text:style-name="P4">b) USB.</text:p>
      <text:p text:style-name="P4">c) <text:span text:style-name="T4">NVMe.</text:span></text:p>
      <text:p text:style-name="P4">d) SCSI.</text:p>
      <text:p text:style-name="P4">Fuente: <text:a xlink:type="simple" xlink:href="https://support-es.wd.com/app/answers/detailweb/a_id/47124#:~:text=El%20conector%20M.,de%20utilizar%20un%20Módulo%20M." text:style-name="Internet_20_link" text:visited-style-name="Visited_20_Internet_20_Link"><text:span text:style-name="T7">Western Digital</text:span></text:a></text:p>
      <text:p text:style-name="P4"/>
      <text:p text:style-name="P4">¿Cuál de las siguientes opciones describe mejor la interfaz NVMe (Non-Volatile Memory Express)?</text:p>
      <text:p text:style-name="P4">a) Utiliza un conector de 40 pines para la conexión de dispositivos de almacenamiento.</text:p>
      <text:p text:style-name="P4">b) Transmite datos en forma de paquetes a través de cables paralelos.</text:p>
      <text:p text:style-name="P4"><text:soft-page-break/>c) Utiliza un conector de 7 pines para la conexión de dispositivos de almacenamiento.</text:p>
      <text:p text:style-name="P4">d) <text:span text:style-name="T4">Es una interfaz diseñada específicamente para discos SSD de alta velocidad.</text:span></text:p>
      <text:p text:style-name="P4">Fuente: <text:a xlink:type="simple" xlink:href="https://es.wikipedia.org/wiki/NVM_Express" text:style-name="Internet_20_link" text:visited-style-name="Visited_20_Internet_20_Link"><text:span text:style-name="T7">Wikipedia</text:span></text:a></text:p>
      <text:p text:style-name="P4"/>
      <text:p text:style-name="P4">¿Cuál es la función principal de un disco duro externo?</text:p>
      <text:p text:style-name="P4">a) Proporcionar energía adicional a la tarjeta madre.</text:p>
      <text:p text:style-name="P4">b) <text:span text:style-name="T4">Almacenar datos de forma permanente mediante discos magnéticos giratorios.</text:span></text:p>
      <text:p text:style-name="P4">c) Facilitar la conexión de dispositivos de almacenamiento a través de cables USB o Thunderbolt.</text:p>
      <text:p text:style-name="P4">d) Mejorar la velocidad de acceso a la memoria RAM.</text:p>
      <text:p text:style-name="P4">Fuente: <text:a xlink:type="simple" xlink:href="https://es.wikipedia.org/wiki/Disco_duro_portátil" text:style-name="Internet_20_link" text:visited-style-name="Visited_20_Internet_20_Link"><text:span text:style-name="T7">Wikipedia</text:span></text:a></text:p>
      <text:p text:style-name="P4"/>
      <text:p text:style-name="P4">¿Qué significa la sigla "HDD" en el contexto de almacenamiento de datos?</text:p>
      <text:p text:style-name="P4">a) High-Density Drive.</text:p>
      <text:p text:style-name="P4">b) <text:span text:style-name="T4">Hard Disk Drive.</text:span></text:p>
      <text:p text:style-name="P4">c) Hybrid Data Device.</text:p>
      <text:p text:style-name="P4">d) Hyper Drive Disk.</text:p>
      <text:p text:style-name="P4">Fuente: <text:a xlink:type="simple" xlink:href="https://es.wikipedia.org/wiki/Unidad_de_disco_duro" text:style-name="Internet_20_link" text:visited-style-name="Visited_20_Internet_20_Link"><text:span text:style-name="T7">Wikipedia</text:span></text:a></text:p>
      <text:p text:style-name="P4"/>
      <text:p text:style-name="P4">¿Cuántos pines tiene típicamente un conector SATA utilizado para conectar dispositivos de almacenamiento a la tarjeta madre?</text:p>
      <text:p text:style-name="P4">a) <text:span text:style-name="T4">7.</text:span></text:p>
      <text:p text:style-name="P4">b) 15.</text:p>
      <text:p text:style-name="P4">c) 20.</text:p>
      <text:p text:style-name="P4">d) 30.</text:p>
      <text:p text:style-name="P4">Fuente: <text:a xlink:type="simple" xlink:href="https://es.wikipedia.org/wiki/Serial_ATA" text:style-name="Internet_20_link" text:visited-style-name="Visited_20_Internet_20_Link"><text:span text:style-name="T7">Wikipedia</text:span></text:a></text:p>
      <text:p text:style-name="P4"/>
      <text:p text:style-name="P4">¿Cuál de las siguientes opciones describe mejor un disco duro externo?</text:p>
      <text:p text:style-name="P4">a) Utiliza memoria flash para el almacenamiento de datos de forma permanente.</text:p>
      <text:p text:style-name="P4">b) Almacena datos de manera óptica mediante láser.</text:p>
      <text:p text:style-name="P4">c) <text:span text:style-name="T4">Emplea discos magnéticos giratorios y se conecta a través de USB o Thunderbolt.</text:span></text:p>
      <text:p text:style-name="P4">d) Es una unidad de almacenamiento volátil utilizada principalmente para la memoria RAM.</text:p>
      <text:p text:style-name="P4">Fuente: <text:a xlink:type="simple" xlink:href="https://es.wikipedia.org/wiki/Disco_duro_portátil" text:style-name="Internet_20_link" text:visited-style-name="Visited_20_Internet_20_Link"><text:span text:style-name="T7">Wikipedia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3</text:page-number><text:s/>/ <text:page-count>4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8T15:45:19.105657287</meta:creation-date>
    <dc:date>2024-01-12T11:34:07.792000000</dc:date>
    <meta:editing-duration>PT9H9M42S</meta:editing-duration>
    <meta:editing-cycles>27</meta:editing-cycles>
    <meta:generator>LibreOffice/7.6.4.1$Windows_X86_64 LibreOffice_project/e19e193f88cd6c0525a17fb7a176ed8e6a3e2aa1</meta:generator>
    <meta:document-statistic meta:table-count="0" meta:image-count="0" meta:object-count="0" meta:page-count="4" meta:paragraph-count="143" meta:word-count="1065" meta:character-count="6651" meta:non-whitespace-character-count="5726"/>
  </office:meta>
</office:document-meta>
</file>